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e8a6" officeooo:paragraph-rsid="0016e8a6" style:font-size-asian="14pt" style:font-size-complex="14pt"/>
    </style:style>
    <style:style style:name="P2" style:family="paragraph" style:parent-style-name="Standard" style:list-style-name="L3">
      <style:text-properties fo:font-size="12pt" officeooo:rsid="0016e8a6" officeooo:paragraph-rsid="0016e8a6" style:font-size-asian="10.5pt" style:font-size-complex="12pt"/>
    </style:style>
    <style:style style:name="P3" style:family="paragraph" style:parent-style-name="Standard" style:list-style-name="L5">
      <style:text-properties fo:font-size="12pt" officeooo:rsid="0016e8a6" officeooo:paragraph-rsid="0016e8a6" style:font-size-asian="10.5pt" style:font-size-complex="12pt"/>
    </style:style>
    <style:style style:name="P4" style:family="paragraph" style:parent-style-name="Standard" style:list-style-name="L5">
      <style:text-properties fo:font-size="12pt" officeooo:rsid="0018a961" officeooo:paragraph-rsid="0018a961" style:font-size-asian="10.5pt" style:font-size-complex="12pt"/>
    </style:style>
    <style:style style:name="P5" style:family="paragraph" style:parent-style-name="Standard">
      <style:text-properties fo:font-size="12pt" officeooo:rsid="0018a961" officeooo:paragraph-rsid="0018a961" style:font-size-asian="10.5pt" style:font-size-complex="12pt"/>
    </style:style>
    <style:style style:name="P6" style:family="paragraph" style:parent-style-name="Standard">
      <style:text-properties fo:font-size="12pt" officeooo:rsid="0018a961" officeooo:paragraph-rsid="001a17fa" style:font-size-asian="10.5pt" style:font-size-complex="12pt"/>
    </style:style>
    <style:style style:name="P7" style:family="paragraph" style:parent-style-name="Standard" style:list-style-name="L6">
      <style:text-properties fo:font-size="12pt" officeooo:rsid="001a17fa" officeooo:paragraph-rsid="001a17fa" style:font-size-asian="10.5pt" style:font-size-complex="12pt"/>
    </style:style>
    <style:style style:name="P8" style:family="paragraph" style:parent-style-name="Standard">
      <style:text-properties fo:font-size="12pt" officeooo:rsid="001a17fa" officeooo:paragraph-rsid="001a17fa" style:font-size-asian="10.5pt" style:font-size-complex="12pt"/>
    </style:style>
    <style:style style:name="P9" style:family="paragraph" style:parent-style-name="Standard">
      <style:text-properties fo:font-size="16pt" officeooo:rsid="0016e8a6" officeooo:paragraph-rsid="0016e8a6" style:font-size-asian="16pt" style:font-size-complex="16pt"/>
    </style:style>
    <style:style style:name="P10" style:family="paragraph" style:parent-style-name="Standard">
      <style:text-properties fo:font-size="16pt" officeooo:rsid="0016e8a6" officeooo:paragraph-rsid="001a17fa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1pt" officeooo:rsid="001be484" officeooo:paragraph-rsid="001be484" style:font-size-asian="9.60000038146973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17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iz – Task N.<text:span text:style-name="T3">1</text:span></text:p>
      <text:p text:style-name="P1"/>
      <text:p text:style-name="P1">1 – Teacher :</text:p>
      <text:list xml:id="list1227045565" text:style-name="L3">
        <text:list-item>
          <text:p text:style-name="P2">Function to create Quiz <text:s text:c="3"/>01:00 Hour</text:p>
        </text:list-item>
        <text:list-item>
          <text:p text:style-name="P2">Function to append Question to Quiz <text:s text:c="3"/>01:00 Hour</text:p>
        </text:list-item>
        <text:list-item>
          <text:p text:style-name="P2">Function to save Quiz <text:s text:c="3"/>00:30 Hour</text:p>
        </text:list-item>
        <text:list-item>
          <text:p text:style-name="P2">Function to add Quiz to Class <text:s text:c="3"/>00:30 Hour</text:p>
        </text:list-item>
        <text:list-item>
          <text:p text:style-name="P2">Function to return Quiz feedback type A <text:s text:c="3"/>01:30 Hour</text:p>
        </text:list-item>
        <text:list-item>
          <text:p text:style-name="P2">Function to return Quiz feedback type B <text:s text:c="3"/>01:30 Hour</text:p>
        </text:list-item>
        <text:list-item>
          <text:p text:style-name="P2">Function to return Quiz feedback type C <text:s text:c="3"/>01:30 Hour</text:p>
        </text:list-item>
        <text:list-item>
          <text:p text:style-name="P2">Nested Function to filter Questions <text:s text:c="3"/>04:00 Hours</text:p>
        </text:list-item>
      </text:list>
      <text:p text:style-name="P1">2 – Student :</text:p>
      <text:list xml:id="list3911105095" text:style-name="L5">
        <text:list-item>
          <text:p text:style-name="P3">Function to list all past Quiz <text:s text:c="3"/>00:30 Hour</text:p>
        </text:list-item>
        <text:list-item>
          <text:p text:style-name="P3">Function to list all future Quiz <text:s text:c="3"/>00:30 Hour</text:p>
        </text:list-item>
        <text:list-item>
          <text:p text:style-name="P3">Function to create report for a past Quiz <text:s text:c="3"/>01:00 Hour</text:p>
        </text:list-item>
        <text:list-item>
          <text:p text:style-name="P4">Function to check if Quiz time is equal timezone.now <text:s text:c="3"/>02:00 Hours</text:p>
        </text:list-item>
        <text:list-item>
          <text:p text:style-name="P4">Function to set session out if Quiz time expired <text:s text:c="3"/>01:00 Hour</text:p>
        </text:list-item>
        <text:list-item>
          <text:p text:style-name="P4">Function to add student Answers <text:s text:c="3"/>01:00 Hours</text:p>
        </text:list-item>
      </text:list>
      <text:p text:style-name="P5"/>
      <text:p text:style-name="P5">Expected time = 18 Hours (two days)</text:p>
      <text:p text:style-name="P5">Started date = 17<text:span text:style-name="T1">th</text:span> May 2020</text:p>
      <text:p text:style-name="P5">end date = 19<text:span text:style-name="T1">th</text:span> May 2020</text:p>
      <text:p text:style-name="P5"/>
      <text:p text:style-name="P5"/>
      <text:p text:style-name="P5"/>
      <text:p text:style-name="P10"><text:span text:style-name="T3">Student Profile</text:span> – Task N.<text:span text:style-name="T3">2</text:span></text:p>
      <text:p text:style-name="P10"/>
      <text:list xml:id="list2343160086" text:style-name="L6">
        <text:list-item>
          <text:p text:style-name="P7">Function to get student rank in specific subject <text:s text:c="3"/>01:30 Hour</text:p>
        </text:list-item>
        <text:list-item>
          <text:p text:style-name="P7">Function to get student rank in his classroom <text:s text:c="3"/>01:30 Hour</text:p>
        </text:list-item>
        <text:list-item>
          <text:p text:style-name="P7">Function to show Profile <text:s text:c="3"/>00:30 Hour</text:p>
        </text:list-item>
        <text:list-item>
          <text:p text:style-name="P7">Function to show Dashboard <text:s text:c="3"/>00:30 Hour</text:p>
        </text:list-item>
      </text:list>
      <text:p text:style-name="P8"/>
      <text:p text:style-name="P6">Expected time = <text:span text:style-name="T3">4</text:span> Hours (<text:span text:style-name="T3">one day</text:span>)</text:p>
      <text:p text:style-name="P6">Started date = 1<text:span text:style-name="T3">9</text:span><text:span text:style-name="T1">th</text:span> May 2020</text:p>
      <text:p text:style-name="P6">end date = 19<text:span text:style-name="T1">th</text:span> May 2020</text:p>
      <text:p text:style-name="P6"/>
      <text:p text:style-name="P6"/>
      <text:p text:style-name="P6"/>
      <text:p text:style-name="P10"><text:span text:style-name="T3">Student Reports</text:span> – Task N.<text:span text:style-name="T3">3</text:span></text:p>
      <text:p text:style-name="P8"/>
      <text:p text:style-name="P8"/>
      <text:p text:style-name="P6">Expected time = <text:span text:style-name="T3">4</text:span> Hours (<text:span text:style-name="T3">one day</text:span>)</text:p>
      <text:p text:style-name="P6">Started date = <text:span text:style-name="T3">20</text:span><text:span text:style-name="T1">th</text:span> May 2020</text:p>
      <text:p text:style-name="P6">end date = <text:span text:style-name="T3">20</text:span><text:span text:style-name="T1">th</text:span> May 2020</text:p>
      <text:p text:style-name="P6"/>
      <text:p text:style-name="P6"/>
      <text:p text:style-name="P6"/>
      <text:p text:style-name="P11">Kar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3:41:30.361082833</meta:creation-date>
    <dc:date>2020-05-16T14:20:32.405636753</dc:date>
    <meta:editing-duration>PT10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42" meta:character-count="1265" meta:non-whitespace-character-count="1015"/>
  </office:meta>
</office:document-meta>
</file>